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D8000006D49D82DD753D89BCE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1.7cm" svg:y="-1.769cm" svg:width="10.026cm" svg:height="14.132cm" draw:z-index="0"><draw:image xlink:href="Pictures/10000201000004D8000006D49D82DD753D89BCE6.png" xlink:type="simple" xlink:show="embed" xlink:actuate="onLoad"/></draw:frame><draw:frame draw:style-name="fr1" draw:name="Image2" text:anchor-type="paragraph" svg:x="8.55cm" svg:y="-1.769cm" svg:width="10.026cm" svg:height="14.132cm" draw:z-index="1"><draw:image xlink:href="Pictures/10000201000004D8000006D49D82DD753D89BCE6.png" xlink:type="simple" xlink:show="embed" xlink:actuate="onLoad"/></draw:frame><draw:frame draw:style-name="fr1" draw:name="Image3" text:anchor-type="paragraph" svg:x="-1.66cm" svg:y="12.905cm" svg:width="10.026cm" svg:height="14.132cm" draw:z-index="2"><draw:image xlink:href="Pictures/10000201000004D8000006D49D82DD753D89BCE6.png" xlink:type="simple" xlink:show="embed" xlink:actuate="onLoad"/></draw:frame><draw:frame draw:style-name="fr1" draw:name="Image4" text:anchor-type="paragraph" svg:x="8.567cm" svg:y="12.905cm" svg:width="10.026cm" svg:height="14.132cm" draw:z-index="3"><draw:image xlink:href="Pictures/10000201000004D8000006D49D82DD753D89BCE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5T21:38:34.382698051</meta:creation-date>
    <meta:print-date>2019-04-05T22:10:33.897139653</meta:print-date>
    <dc:date>2019-04-05T22:24:49.767840608</dc:date>
    <meta:editing-duration>PT15M24S</meta:editing-duration>
    <meta:editing-cycles>1</meta:editing-cycles>
    <meta:document-statistic meta:table-count="0" meta:image-count="4" meta:object-count="0" meta:page-count="1" meta:paragraph-count="0" meta:word-count="0" meta:character-count="0" meta:non-whitespace-character-count="0"/>
    <meta:generator>LibreOffice/5.2.7.2$Linux_X86_64 LibreOffice_project/20m0$Build-2</meta:generator>
  </office:meta>
</office:document-meta>
</file>